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C00000024777FB21730C46863.png" manifest:media-type="image/png"/>
  <manifest:file-entry manifest:full-path="Pictures/10000000000000F30000002B0CF40037DF589A4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46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title">
      <style:graphic-properties fo:min-height="2.629cm"/>
      <style:paragraph-properties style:writing-mode="lr-tb"/>
    </style:style>
    <style:style style:name="pr2" style:family="presentation" style:parent-style-name="기본값-subtitle" style:list-style-name="L2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기본값-notes">
      <style:graphic-properties draw:fill-color="#ffffff" fo:min-height="13.364cm"/>
      <style:paragraph-properties style:writing-mode="lr-tb"/>
    </style:style>
    <style:style style:name="pr4" style:family="presentation" style:parent-style-name="기본값-subtitle" style:list-style-name="L2">
      <style:graphic-properties draw:fill-color="#ffffff" draw:textarea-vertical-align="top" fo:min-height="9.134cm"/>
      <style:paragraph-properties style:writing-mode="lr-tb"/>
    </style:style>
    <style:style style:name="pr5" style:family="presentation" style:parent-style-name="기본값-subtitle" style:list-style-name="L2">
      <style:graphic-properties draw:fill-color="#ffffff" draw:textarea-vertical-align="top" fo:min-height="12cm"/>
      <style:paragraph-properties style:writing-mode="lr-tb"/>
    </style:style>
    <style:style style:name="pr6" style:family="presentation" style:parent-style-name="기본값-subtitle" style:list-style-name="L2">
      <style:graphic-properties draw:fill-color="#ffffff" draw:textarea-vertical-align="top" fo:min-height="12cm"/>
      <style:paragraph-properties style:writing-mode="lr-tb"/>
    </style:style>
    <style:style style:name="pr7" style:family="presentation" style:parent-style-name="기본값-subtitle" style:list-style-name="L2">
      <style:graphic-properties draw:fill-color="#ffffff" draw:textarea-vertical-align="top" fo:min-height="12cm"/>
      <style:paragraph-properties style:writing-mode="lr-tb"/>
    </style:style>
    <style:style style:name="pr8" style:family="presentation" style:parent-style-name="기본값-subtitle" style:list-style-name="L2">
      <style:graphic-properties draw:fill-color="#ffffff" draw:textarea-vertical-align="top" fo:min-height="12cm"/>
      <style:paragraph-properties style:writing-mode="lr-tb"/>
    </style:style>
    <style:style style:name="pr9" style:family="presentation" style:parent-style-name="기본값-subtitle" style:list-style-name="L2">
      <style:graphic-properties draw:fill-color="#ffffff" draw:textarea-vertical-align="top" fo:min-height="12cm"/>
      <style:paragraph-properties style:writing-mode="lr-tb"/>
    </style:style>
    <style:style style:name="pr10" style:family="presentation" style:parent-style-name="기본값-subtitle" style:list-style-name="L2">
      <style:graphic-properties draw:fill-color="#ffffff" draw:textarea-vertical-align="top" fo:min-height="12cm"/>
      <style:paragraph-properties style:writing-mode="lr-tb"/>
    </style:style>
    <style:style style:name="pr11" style:family="presentation" style:parent-style-name="기본값-subtitle" style:list-style-name="L2">
      <style:graphic-properties draw:fill-color="#ffffff" draw:textarea-vertical-align="top" fo:min-height="12cm"/>
      <style:paragraph-properties style:writing-mode="lr-tb"/>
    </style:style>
    <style:style style:name="pr12" style:family="presentation" style:parent-style-name="기본값-subtitle" style:list-style-name="L2">
      <style:graphic-properties draw:fill-color="#ffffff" draw:textarea-vertical-align="top" fo:min-height="10.5cm"/>
      <style:paragraph-properties style:writing-mode="lr-tb"/>
    </style:style>
    <style:style style:name="P1" style:family="paragraph">
      <style:paragraph-properties style:writing-mode="lr-tb"/>
      <style:text-properties fo:font-size="44pt" style:font-size-asian="44pt" style:font-size-complex="44pt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text-align="start" style:writing-mode="lr-tb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margin-top="0.3cm" fo:margin-bottom="0.3cm"/>
    </style:style>
    <style:style style:name="P9" style:family="paragraph">
      <style:paragraph-properties fo:margin-top="0.3cm" fo:margin-bottom="0.3cm" fo:text-align="start"/>
    </style:style>
    <style:style style:name="P10" style:family="paragraph">
      <loext:graphic-properties draw:fill-color="#ffffff"/>
      <style:paragraph-properties fo:margin-top="0.3cm" fo:margin-bottom="0.3cm" fo:text-align="start" style:writing-mode="lr-tb"/>
      <style:text-properties fo:font-size="26pt" style:font-size-asian="26pt" style:font-size-complex="26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  <style:text-properties fo:font-size="26pt"/>
    </style:style>
    <style:style style:name="P13" style:family="paragraph">
      <style:paragraph-properties fo:margin-left="0cm" fo:margin-right="0cm" fo:text-align="start" fo:text-indent="0cm"/>
      <style:text-properties fo:font-size="26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나눔고딕" fo:font-size="26pt" fo:font-style="normal" fo:text-shadow="none" style:text-underline-style="none" fo:font-weight="normal" style:letter-kerning="true" fo:background-color="transparent" style:font-name-asian="나눔고딕1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공공빅데이터 분석 및 시각화</text:span></text:p>
          </draw:text-box>
        </draw:frame>
        <draw:frame presentation:style-name="pr2" draw:text-style-name="P4" draw:layer="layout" svg:width="25.199cm" svg:height="9.134cm" svg:x="1.4cm" svg:y="4.485cm" presentation:class="subtitle" presentation:user-transformed="true">
          <draw:text-box>
            <text:list text:style-name="L2">
              <text:list-item>
                <text:p text:style-name="P2"><text:span text:style-name="T2">데이터 분석 기초 기술활용 </text:span><text:span text:style-name="T2">(70H, 17.5d, <text:s/>~2.23)</text:span></text:p>
                <text:list>
                  <text:list-header>
                    <text:p text:style-name="P2"><text:span text:style-name="T2">- Python </text:span><text:span text:style-name="T2">기초</text:span><text:span text:style-name="T2">, Numpy</text:span></text:p>
                    <text:p text:style-name="P2"><text:span text:style-name="T2"/></text:p>
                  </text:list-header>
                </text:list>
              </text:list-item>
              <text:list-item>
                <text:p text:style-name="P3"><text:span text:style-name="T3">분석 데이터 전처리</text:span><text:span text:style-name="T2"> </text:span><text:span text:style-name="T2">(20H, 5d, ~3.3)</text:span></text:p>
                <text:list>
                  <text:list-header>
                    <text:p text:style-name="P3"><text:span text:style-name="T2">- Pandas</text:span></text:p>
                  </text:list-header>
                </text:list>
                <text:p text:style-name="P2"><text:span text:style-name="T2"/></text:p>
              </text:list-item>
              <text:list-item>
                <text:p text:style-name="P3"><text:span text:style-name="T3">빅데이터 분석 결과 시각화</text:span><text:span text:style-name="T2"> </text:span><text:span text:style-name="T2">(30H, 7.5d, ~3.14)</text:span></text:p>
                <text:list>
                  <text:list-header>
                    <text:p text:style-name="P3"><text:span text:style-name="T2">- Matplotlib, Seaborn</text:span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3.965cm" svg:height="0.983cm" svg:x="22.5cm" svg:y="2.9cm">
          <draw:text-box>
            <text:p>1.31 ~ 3.14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공공빅데이터 분석 및 시각화</text:span></text:p>
          </draw:text-box>
        </draw:frame>
        <draw:frame presentation:style-name="pr4" draw:text-style-name="P4" draw:layer="layout" svg:width="25.199cm" svg:height="9.134cm" svg:x="1.4cm" svg:y="4.485cm" presentation:class="subtitle" presentation:user-transformed="true">
          <draw:text-box>
            <text:list text:style-name="L2">
              <text:list-header>
                <text:p text:style-name="P2"><text:span text:style-name="T2">이동근</text:span></text:p>
                <text:p text:style-name="P2"><text:span text:style-name="T2"/></text:p>
                <text:p text:style-name="P2"><text:span text:style-name="T2">dglee.contact@gmail.com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데이터 분석 기초 기술활용</text:span></text:p>
          </draw:text-box>
        </draw:frame>
        <draw:frame presentation:style-name="pr5" draw:text-style-name="P4" draw:layer="layout" svg:width="25.199cm" svg:height="12cm" svg:x="1.301cm" svg:y="3.5cm" presentation:class="subtitle" presentation:user-transformed="true">
          <draw:text-box>
            <text:list text:style-name="L2">
              <text:list-item>
                <text:p text:style-name="P2"><text:span text:style-name="T2">데이터 분석언어 기본문법 </text:span><text:span text:style-name="T2">/ </text:span><text:span text:style-name="T2">언어특성 활용하기 </text:span><text:span text:style-name="T2">(28H, 7d)</text:span></text:p>
                <text:list>
                  <text:list-header>
                    <text:p text:style-name="P2"><text:span text:style-name="T2">- </text:span><text:span text:style-name="T2">변수</text:span><text:span text:style-name="T2">, </text:span><text:span text:style-name="T2">자료형</text:span><text:span text:style-name="T2">(list, tuple, set, dict), </text:span><text:span text:style-name="T2">조건문</text:span><text:span text:style-name="T2">, </text:span><text:span text:style-name="T2">반복문</text:span></text:p>
                    <text:p text:style-name="P2"><text:span text:style-name="T2">- </text:span><text:span text:style-name="T2">함수</text:span><text:span text:style-name="T2">, </text:span><text:span text:style-name="T2">문자열처리</text:span><text:span text:style-name="T2">, </text:span><text:span text:style-name="T2">파일 입출력</text:span></text:p>
                    <text:p text:style-name="P2"><text:span text:style-name="T3">- </text:span><text:span text:style-name="T3">예외처리</text:span><text:span text:style-name="T3">, </text:span><text:span text:style-name="T3">모듈</text:span><text:span text:style-name="T3">, </text:span><text:span text:style-name="T2">클래스</text:span></text:p>
                    <text:p text:style-name="P2"><text:span text:style-name="T2">- </text:span><text:span text:style-name="T2">테스트</text:span></text:p>
                  </text:list-header>
                </text:list>
                <text:p text:style-name="P2"><text:span text:style-name="T2"/></text:p>
              </text:list-item>
              <text:list-item>
                <text:p text:style-name="P3"><text:span text:style-name="T2">데이터 분석 라이브러리 활용하기 </text:span><text:span text:style-name="T2">(28H, 7d)</text:span></text:p>
                <text:list>
                  <text:list-header>
                    <text:p text:style-name="P3"><text:span text:style-name="T2">- Numpy</text:span></text:p>
                    <text:p text:style-name="P3"><text:span text:style-name="T2"/></text:p>
                  </text:list-header>
                </text:list>
              </text:list-item>
              <text:list-item>
                <text:p text:style-name="P3"><text:span text:style-name="T2">데이터 분석 자동화 도구 활용하기 </text:span><text:span text:style-name="T2">(14H, 3d+2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데이터 분석 기초 기술활용</text:span></text:p>
          </draw:text-box>
        </draw:frame>
        <draw:frame presentation:style-name="pr6" draw:text-style-name="P4" draw:layer="layout" svg:width="25.199cm" svg:height="12cm" svg:x="1.301cm" svg:y="3.5cm" presentation:class="subtitle" presentation:user-transformed="true">
          <draw:text-box>
            <text:list text:style-name="L2">
              <text:list-item>
                <text:p text:style-name="P2"><text:span text:style-name="T2">데이터 분석언어 기본문법 </text:span><text:span text:style-name="T2">/ </text:span><text:span text:style-name="T2">언어특성 활용하기 </text:span><text:span text:style-name="T2">(28H, 7d)</text:span></text:p>
                <text:p text:style-name="P2"><text:span text:style-name="T2"/></text:p>
              </text:list-item>
              <text:list-item>
                <text:p text:style-name="P3"><text:span text:style-name="T2">데이터 분석 라이브러리 활용하기 </text:span><text:span text:style-name="T2">(28H, 7d) - Numpy</text:span></text:p>
                <text:list>
                  <text:list-header>
                    <text:p text:style-name="P3"><text:span text:style-name="T2">- 1D array</text:span></text:p>
                    <text:p text:style-name="P3"><text:span text:style-name="T2">- 2D array</text:span></text:p>
                    <text:p text:style-name="P3"><text:span text:style-name="T2">- Broadcasting</text:span></text:p>
                    <text:p text:style-name="P3"><text:span text:style-name="T2">- Universal Functions</text:span></text:p>
                    <text:p text:style-name="P3"><text:span text:style-name="T2"/></text:p>
                  </text:list-header>
                </text:list>
              </text:list-item>
              <text:list-item>
                <text:p text:style-name="P3"><text:span text:style-name="T2">데이터 분석 자동화 도구 활용하기 </text:span><text:span text:style-name="T2">(14H, 3d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데이터 분석 기초 기술활용</text:span></text:p>
          </draw:text-box>
        </draw:frame>
        <draw:frame presentation:style-name="pr7" draw:text-style-name="P4" draw:layer="layout" svg:width="25.199cm" svg:height="12cm" svg:x="1.301cm" svg:y="3.5cm" presentation:class="subtitle" presentation:user-transformed="true">
          <draw:text-box>
            <text:list text:style-name="L2">
              <text:list-item>
                <text:p text:style-name="P2"><text:span text:style-name="T2">데이터 분석언어 기본문법 </text:span><text:span text:style-name="T2">/ </text:span><text:span text:style-name="T2">언어특성 활용하기 </text:span><text:span text:style-name="T2">(28H, 7d)</text:span></text:p>
                <text:p text:style-name="P2"><text:span text:style-name="T2"/></text:p>
              </text:list-item>
              <text:list-item>
                <text:p text:style-name="P3"><text:span text:style-name="T2">데이터 분석 라이브러리 활용하기 </text:span><text:span text:style-name="T2">(28H, 7d) - Numpy</text:span></text:p>
                <text:list>
                  <text:list-header>
                    <text:p text:style-name="P3"><text:span text:style-name="T2"/></text:p>
                  </text:list-header>
                </text:list>
              </text:list-item>
              <text:list-item>
                <text:p text:style-name="P3"><text:span text:style-name="T2">데이터 분석 자동화 도구 활용하기 </text:span><text:span text:style-name="T2">(14H, 3d)</text:span></text:p>
                <text:list>
                  <text:list-header>
                    <text:p text:style-name="P3"><text:span text:style-name="T2">- Task Scheduler</text:span></text:p>
                    <text:p text:style-name="P3"><text:span text:style-name="T2">- Cron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<text:span text:style-name="T1">Review: Python</text:span></text:p>
          </draw:text-box>
        </draw:frame>
        <draw:frame presentation:style-name="pr8" draw:text-style-name="P10" draw:layer="layout" svg:width="25.199cm" svg:height="12cm" svg:x="1.301cm" svg:y="3.5cm" presentation:class="subtitle" presentation:user-transformed="true">
          <draw:text-box>
            <text:p text:style-name="P8"/>
            <text:p text:style-name="P9">- Python list, Numpy ndarray</text:p>
            <text:p text:style-name="P9">- For, If</text:p>
            <text:p text:style-name="P9">- Function, Argument, Return value</text:p>
            <text:p text:style-name="P9">- Assert</text:p>
            <text:p text:style-name="P9">- Python Random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분석 데이터 전처리 </text:span><text:span text:style-name="T1">(Pandas)</text:span></text:p>
          </draw:text-box>
        </draw:frame>
        <draw:frame presentation:style-name="pr9" draw:text-style-name="P4" draw:layer="layout" svg:width="25.199cm" svg:height="12cm" svg:x="1.301cm" svg:y="3.6cm" presentation:class="subtitle" presentation:user-transformed="true">
          <draw:text-box>
            <text:list text:style-name="L2">
              <text:list-item>
                <text:p text:style-name="P2"><text:span text:style-name="T2">데이터 정제하기 </text:span><text:span text:style-name="T2">(2d)</text:span></text:p>
                <text:list>
                  <text:list-header>
                    <text:p text:style-name="P2"><text:span text:style-name="T2">- </text:span><text:span text:style-name="T2">정제 요건 정의</text:span></text:p>
                    <text:p text:style-name="P2"><text:span text:style-name="T2">- </text:span><text:span text:style-name="T2">오류</text:span><text:span text:style-name="T2">, </text:span><text:span text:style-name="T2">결측</text:span><text:span text:style-name="T2">, </text:span><text:span text:style-name="T2">이상치 처리</text:span></text:p>
                    <text:p text:style-name="P2"><text:span text:style-name="T2">- </text:span><text:span text:style-name="T2">정제 작업 수행</text:span></text:p>
                    <text:p text:style-name="P2"><text:span text:style-name="T2">- </text:span><text:span text:style-name="T2">정제 내용 정리</text:span></text:p>
                  </text:list-header>
                </text:list>
                <text:p text:style-name="P2"><text:span text:style-name="T2"/></text:p>
              </text:list-item>
              <text:list-item>
                <text:p text:style-name="P3"><text:span text:style-name="T2">데이터 통합하기 </text:span><text:span text:style-name="T2">(1d)</text:span></text:p>
                <text:list>
                  <text:list-header>
                    <text:p text:style-name="P3"><text:span text:style-name="T2"/></text:p>
                  </text:list-header>
                </text:list>
              </text:list-item>
              <text:list-item>
                <text:p text:style-name="P3"><text:span text:style-name="T2">데이터 변환하기 </text:span><text:span text:style-name="T2">(2d)</text:span></text:p>
              </text:list-item>
            </text:list>
          </draw:text-box>
        </draw:frame>
        <draw:frame draw:style-name="gr1" draw:text-style-name="P5" draw:layer="layout" svg:width="3.965cm" svg:height="0.983cm" svg:x="22.502cm" svg:y="2.902cm">
          <draw:text-box>
            <text:p>2.23 ~ 3.3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분석 데이터 전처리 </text:span><text:span text:style-name="T1">(Pandas)</text:span></text:p>
          </draw:text-box>
        </draw:frame>
        <draw:frame presentation:style-name="pr10" draw:text-style-name="P4" draw:layer="layout" svg:width="25.199cm" svg:height="12cm" svg:x="1.301cm" svg:y="3.5cm" presentation:class="subtitle" presentation:user-transformed="tru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2">데이터 정제하기 </text:span><text:span text:style-name="T2">(2d)</text:span></text:p>
                <text:p text:style-name="P2"><text:span text:style-name="T2"/></text:p>
              </text:list-item>
              <text:list-item>
                <text:p text:style-name="P3"><text:span text:style-name="T2">데이터 통합하기 </text:span><text:span text:style-name="T2">(1d)</text:span></text:p>
                <text:list>
                  <text:list-header>
                    <text:p text:style-name="P3"><text:span text:style-name="T2">- index, reset_index</text:span></text:p>
                    <text:p text:style-name="P3"><text:span text:style-name="T2">- pd.concatenate</text:span></text:p>
                    <text:p text:style-name="P3"><text:span text:style-name="T2"/></text:p>
                  </text:list-header>
                </text:list>
              </text:list-item>
              <text:list-item>
                <text:p text:style-name="P3"><text:span text:style-name="T2">데이터 변환하기 </text:span><text:span text:style-name="T2">(2d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분석 데이터 전처리 </text:span><text:span text:style-name="T1">(Pandas)</text:span></text:p>
          </draw:text-box>
        </draw:frame>
        <draw:frame presentation:style-name="pr11" draw:text-style-name="P4" draw:layer="layout" svg:width="25.199cm" svg:height="12cm" svg:x="1.301cm" svg:y="3.5cm" presentation:class="subtitle" presentation:user-transformed="tru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2">데이터 정제하기 </text:span><text:span text:style-name="T2">(2d)</text:span></text:p>
                <text:p text:style-name="P2"><text:span text:style-name="T2"/></text:p>
              </text:list-item>
              <text:list-item>
                <text:p text:style-name="P3"><text:span text:style-name="T2">데이터 통합하기 </text:span><text:span text:style-name="T2">(1d)</text:span></text:p>
                <text:list>
                  <text:list-header>
                    <text:p text:style-name="P3"><text:span text:style-name="T2"/></text:p>
                  </text:list-header>
                </text:list>
              </text:list-item>
              <text:list-item>
                <text:p text:style-name="P3"><text:span text:style-name="T2">데이터 변환하기 </text:span><text:span text:style-name="T2">(2d)</text:span></text:p>
                <text:list>
                  <text:list-header>
                    <text:p text:style-name="P3"><text:span text:style-name="T2">- normalization / min-max scaling</text:span></text:p>
                    <text:p text:style-name="P3"><text:span text:style-name="T2"/></text:p>
                    <text:p text:style-name="P3"><text:span text:style-name="T2">- standardization / z-score normalization</text:span></text:p>
                  </text:list-header>
                </text:list>
              </text:list-item>
            </text:list>
          </draw:text-box>
        </draw:frame>
        <draw:frame draw:style-name="gr3" draw:text-style-name="P11" draw:layer="layout" svg:width="9.207cm" svg:height="0.952cm" svg:x="3cm" svg:y="11cm">
          <draw:image xlink:href="Pictures/100000000000015C00000024777FB21730C46863.png" xlink:type="simple" xlink:show="embed" xlink:actuate="onLoad" draw:mime-type="image/png">
            <text:p/>
          </draw:image>
        </draw:frame>
        <draw:frame draw:style-name="gr3" draw:text-style-name="P11" draw:layer="layout" svg:width="6.428cm" svg:height="1.137cm" svg:x="3.072cm" svg:y="13.363cm">
          <draw:image xlink:href="Pictures/10000000000000F30000002B0CF40037DF589A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빅데이터 분석 결과 시각화</text:span></text:p>
          </draw:text-box>
        </draw:frame>
        <draw:frame presentation:style-name="pr12" draw:text-style-name="P4" draw:layer="layout" svg:width="25.199cm" svg:height="10.5cm" svg:x="1.301cm" svg:y="4.1cm" presentation:class="subtitle" presentation:user-transformed="true">
          <draw:text-box>
            <text:list text:style-name="L2">
              <text:list-item>
                <text:p text:style-name="P12"><text:span text:style-name="T2">분석결과 시각화 기획하기</text:span></text:p>
                <text:list>
                  <text:list-header>
                    <text:p text:style-name="P12"><text:span text:style-name="T2">- </text:span><text:span text:style-name="T2">어떤 메시지를 전달 할 것인가</text:span></text:p>
                    <text:p text:style-name="P12"><text:span text:style-name="T2">- </text:span><text:span text:style-name="T2">요구사항 도출</text:span><text:span text:style-name="T2">, </text:span><text:span text:style-name="T2">스토리보드 개발</text:span></text:p>
                  </text:list-header>
                </text:list>
                <text:p text:style-name="P12"><text:span text:style-name="T2"/></text:p>
              </text:list-item>
              <text:list-item>
                <text:p text:style-name="P13"><text:span text:style-name="T2">분석결과 시각화 설계하기</text:span></text:p>
                <text:list>
                  <text:list-header>
                    <text:p text:style-name="P13"><text:span text:style-name="T2">- </text:span><text:span text:style-name="T2">요구사항</text:span><text:span text:style-name="T2">, </text:span><text:span text:style-name="T2">스토리보드에 부합하는 구체적 형태</text:span></text:p>
                    <text:p text:style-name="P13"><text:span text:style-name="T2"/></text:p>
                  </text:list-header>
                </text:list>
              </text:list-item>
              <text:list-item>
                <text:p text:style-name="P13"><text:span text:style-name="T2">분석결과 시각화 구현하기</text:span></text:p>
                <text:list>
                  <text:list-header>
                    <text:p text:style-name="P13"><text:span text:style-name="T2">- matplotlib(3d), seaborn(3d)</text:span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3.965cm" svg:height="0.983cm" svg:x="22.503cm" svg:y="2.903cm">
          <draw:text-box>
            <text:p>3.3 ~ 3.14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나눔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기본값" style:page-layout-name="PM1" draw:style-name="Mdp1">
      <office:forms form:automatic-focus="false" form:apply-design-mode="false"/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03T13:52:40.415000000</dc:date>
    <meta:editing-duration>PT12H42M15S</meta:editing-duration>
    <meta:editing-cycles>32</meta:editing-cycles>
    <meta:generator>LibreOffice/7.3.2.2$Windows_X86_64 LibreOffice_project/49f2b1bff42cfccbd8f788c8dc32c1c309559be0</meta:generator>
    <meta:document-statistic meta:object-count="66"/>
  </office:meta>
</office:document-meta>
</file>